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ca8f" officeooo:paragraph-rsid="000eca8f" style:font-size-asian="14pt" style:font-size-complex="16pt"/>
    </style:style>
    <style:style style:name="P2" style:family="paragraph" style:parent-style-name="Standard">
      <style:text-properties fo:font-size="12pt" officeooo:rsid="000eca8f" officeooo:paragraph-rsid="000eca8f" style:font-size-asian="10.5pt" style:font-size-complex="12pt"/>
    </style:style>
    <style:style style:name="P3" style:family="paragraph" style:parent-style-name="Standard">
      <style:text-properties fo:font-size="12pt" officeooo:rsid="00104d32" officeooo:paragraph-rsid="00104d32" style:font-size-asian="10.5pt" style:font-size-complex="12pt"/>
    </style:style>
    <style:style style:name="P4" style:family="paragraph" style:parent-style-name="Standard">
      <style:text-properties fo:font-size="12pt" officeooo:rsid="000eca8f" officeooo:paragraph-rsid="000eca8f" style:font-size-asian="10.5pt" style:font-size-complex="12pt"/>
    </style:style>
    <style:style style:name="P5" style:family="paragraph" style:parent-style-name="Standard">
      <style:text-properties fo:font-size="12pt" officeooo:rsid="0012f69d" officeooo:paragraph-rsid="0012f69d" style:font-size-asian="10.5pt" style:font-size-complex="12pt"/>
    </style:style>
    <style:style style:name="P6" style:family="paragraph" style:parent-style-name="Standard">
      <style:text-properties fo:font-size="12pt" officeooo:rsid="00104d32" officeooo:paragraph-rsid="000eca8f" style:font-size-asian="10.5pt" style:font-size-complex="12pt"/>
    </style:style>
    <style:style style:name="P7" style:family="paragraph" style:parent-style-name="Standard">
      <style:text-properties fo:font-size="12pt" officeooo:rsid="0014eb0c" officeooo:paragraph-rsid="0014eb0c" style:font-size-asian="10.5pt" style:font-size-complex="12pt"/>
    </style:style>
    <style:style style:name="T1" style:family="text">
      <style:text-properties officeooo:rsid="0011326a"/>
    </style:style>
    <style:style style:name="T2" style:family="text">
      <style:text-properties officeooo:rsid="0014e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erinto v.1 en python 3,5</text:p>
      <text:p text:style-name="P1"/>
      <text:p text:style-name="P2">Juego que consiste en buscar la salida atraves de un mapa, en el que se encuentran caminos trampas y otros que te llevan a la salida, y de esa manera se termina el juego.</text:p>
      <text:p text:style-name="P2"/>
      <text:p text:style-name="P2">Intrucciones:</text:p>
      <text:p text:style-name="P2"/>
      <text:p text:style-name="P2">a) Los movimientos son en forma de cruz, y se hace a traves del teclado con las letras A, S, D, y W. destacar que el programa solo identifica las letras en mayús, por lo contrario imprimira un error de digitación y preguntara nuevamente entrada de movimiento.</text:p>
      <text:p text:style-name="P2"/>
      <text:p text:style-name="P2">b) Como todo laberinto se compone de murallas, estas no pueden ser atravesadas, por ende, se señala que los diferentes caminos generados son de color blanco y las murallas se identifican como negras.</text:p>
      <text:p text:style-name="P2"/>
      <text:p text:style-name="P2">c) Se gana terminando el laberinto al llegar a la salida que se encuentra en el otro extremo del mapa</text:p>
      <text:p text:style-name="P2"/>
      <text:p text:style-name="P2">d) Al finalizar se imprimirá un menú que da opciones para Recrear los movimientos, es decir muestra el mapa con todo los movimientos previos, además deja reinicar el juego, y por ultimo cerrar el programa.</text:p>
      <text:p text:style-name="P2"/>
      <text:p text:style-name="P2">Caracteristicas del C<text:span text:style-name="T2">ó</text:span>digo:</text:p>
      <text:p text:style-name="P2"/>
      <text:p text:style-name="P2">a) Se ocupan <text:span text:style-name="T1">4</text:span> librerias, que sirven para limpiar la pantalla, obtener números randoms ,copiar una matriz <text:span text:style-name="T1">y un sleep para frenar las impresiones.</text:span></text:p>
      <text:p text:style-name="P2"/>
      <text:p text:style-name="P2">b) El juego esta en base de una matriz de 20x100, <text:s/>y la generación de caminos trampas es aleatoria, y el camino de la victoria es único.</text:p>
      <text:p text:style-name="P2"/>
      <text:p text:style-name="P5">Implementación de la PEP8</text:p>
      <text:p text:style-name="P5"/>
      <text:p text:style-name="P5">a) En cada <text:s/>indicador logico dentro de condiciones esta seperado por espacios, como es indicado en la PEP8</text:p>
      <text:p text:style-name="P5"/>
      <text:p text:style-name="P5">b) <text:s/>En las lineas de c<text:span text:style-name="T2">ó</text:span>digo de print sobrepasa el limite de linea de c<text:span text:style-name="T2">ó</text:span>digo, ya que los print tienen funciones de color que sirven pa<text:span text:style-name="T2">ra que en la terminal no sea vea tan concreto y plano, pero en las otras lineas de código no sobrepasa las lineas maxima de código que indica la PEP8</text:span></text:p>
      <text:p text:style-name="P5"/>
      <text:p text:style-name="P7">c) Espacios en cada función.</text:p>
      <text:p text:style-name="P5"/>
      <text:p text:style-name="P6"/>
      <text:p text:style-name="P3">By Pedro &amp; Sanz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9:10:31.505383409</meta:creation-date>
    <dc:date>2018-10-02T11:39:28.533573087</dc:date>
    <meta:editing-duration>PT3M42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5" meta:word-count="315" meta:character-count="1741" meta:non-whitespace-character-count="1438"/>
  </office:meta>
</office:document-meta>
</file>